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 style:list-style-name="WWNum1">
      <style:paragraph-properties fo:margin-left="1.27cm" fo:margin-right="0cm" fo:margin-top="0cm" fo:margin-bottom="0cm" style:contextual-spacing="true" fo:text-indent="0.635cm" style:auto-text-indent="false"/>
    </style:style>
    <style:style style:name="P4" style:family="paragraph" style:parent-style-name="Standard" style:list-style-name="WWNum2">
      <style:paragraph-properties fo:margin-left="1.27cm" fo:margin-right="0cm" fo:margin-top="0cm" fo:margin-bottom="0cm" style:contextual-spacing="true" fo:text-indent="0.635cm" style:auto-text-indent="false"/>
    </style:style>
    <style:style style:name="P5" style:family="paragraph" style:parent-style-name="Heading_20_1">
      <style:paragraph-properties fo:margin-top="0.706cm" fo:margin-bottom="0.212cm" style:contextual-spacing="false"/>
    </style:style>
    <style:style style:name="P6" style:family="paragraph" style:parent-style-name="Title" style:master-page-name="Standard">
      <style:paragraph-properties fo:margin-top="0cm" fo:margin-bottom="0.106cm" style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20yjn35cvez9"/>Compte rendu du 11 janvier 2017 16h45</text:p>
      <text:p text:style-name="P2">Rédigé par Elsa et Jérôme</text:p>
      <text:p text:style-name="P5"><text:bookmark text:name="_7agn3xrrz4e8"/>Objectifs de la réunion</text:p>
      <text:p text:style-name="P1">Définir la demande exacte du client suite à l’appel d’offre de l’association Wild Astronaute.</text:p>
      <text:p text:style-name="P5"><text:bookmark text:name="_fl22z7tmdvy7"/>Participants</text:p>
      <text:p text:style-name="P1"><text:span text:style-name="T1">Équipe : </text:span>Bénédicte, Cédric, Elsa et Jérôme</text:p>
      <text:p text:style-name="P1"><text:span text:style-name="T1">Client :</text:span> Régis et Élisa de l’association Wild Astronaute</text:p>
      <text:p text:style-name="P5"><text:bookmark text:name="_7v6mchox5te"/>Sujets abordés</text:p>
      <text:p text:style-name="P1"><text:span text:style-name="T1">Que voulez-vous créer ?</text:span></text:p>
      <text:p text:style-name="P1">Un site web représentant l’association avec une page blog.</text:p>
      <text:p text:style-name="P1"/>
      <text:p text:style-name="P1"><text:span text:style-name="T1">Pourquoi ?</text:span></text:p>
      <text:p text:style-name="P1">Promouvoir l’association et être plus visible afin d’attirer davantage d’adhérents.</text:p>
      <text:p text:style-name="P1">Proposer la traduction française des articles de la NASA.</text:p>
      <text:p text:style-name="P1"/>
      <text:p text:style-name="P1"><text:span text:style-name="T1">Qui sont les utilisateurs ?</text:span></text:p>
      <text:p text:style-name="P1">Des passionnées d’astronomie, des professeurs, des élèves et les adhérents de l’association …</text:p>
      <text:p text:style-name="P1"/>
      <text:p text:style-name="P1"><text:span text:style-name="T1">Que peut faire l’utilisateur sur le site ?</text:span></text:p>
      <text:p text:style-name="P1">Découvrir l’association.</text:p>
      <text:p text:style-name="P1">Lire les articles publiés et visionner de belles photos.</text:p>
      <text:p text:style-name="P1">Partager les articles sur les réseaux sociaux.</text:p>
      <text:p text:style-name="P1">Rechercher des articles.</text:p>
      <text:p text:style-name="P1">Trier les articles.</text:p>
      <text:p text:style-name="P1"/>
      <text:p text:style-name="P1"><text:span text:style-name="T1">Que voulez-vous publier ?</text:span></text:p>
      <text:p text:style-name="P1">Sur la page d’accueil : </text:p>
      <text:list xml:id="list7675882658384233751" text:style-name="WWNum1">
        <text:list-item>
          <text:p text:style-name="P3">présentation de l’association</text:p>
        </text:list-item>
        <text:list-item>
          <text:p text:style-name="P3">présentation des fondateurs avec photo</text:p>
        </text:list-item>
        <text:list-item>
          <text:p text:style-name="P3">afficher le dernier article publié</text:p>
        </text:list-item>
      </text:list>
      <text:p text:style-name="P1"/>
      <text:p text:style-name="P1">Sur la page blog :</text:p>
      <text:list xml:id="list53742490091676793" text:style-name="WWNum2">
        <text:list-item>
          <text:p text:style-name="P4">une photo format moyen avec un résumé de l’article sur lequel on clique pour afficher l’article en entier et la photo en grand</text:p>
        </text:list-item>
        <text:list-item>
          <text:p text:style-name="P4">une liste ordonnée des articles</text:p>
        </text:list-item>
        <text:list-item>
          <text:p text:style-name="P4">citer les sources sur l’article (logo NASA et lien)</text:p>
        </text:list-item>
      </text:list>
      <text:p text:style-name="P1"/>
      <text:p text:style-name="P1"><text:soft-page-break/><text:span text:style-name="T1">Qu’est-ce que vous aimez sur le site de la NASA ?</text:span></text:p>
      <text:p text:style-name="P1">C’est moche</text:p>
      <text:p text:style-name="P1"/>
      <text:p text:style-name="P1"><text:span text:style-name="T1">Qu’est-ce que vous n’aimez pas sur le site de la NASA ?</text:span></text:p>
      <text:p text:style-name="P1">L’organisation des articles est fouillie, il y a un double menu, les photos ne sont pas mises en valeur et le fond noir.</text:p>
      <text:p text:style-name="P1"/>
      <text:p text:style-name="P1"><text:span text:style-name="T1">Avez-vous une couleur en tête pour le site ?</text:span></text:p>
      <text:p text:style-name="P1">Le bleu, pas trop foncé.</text:p>
      <text:p text:style-name="P1"/>
      <text:p text:style-name="P1"><text:span text:style-name="T1">Qu’est-ce que vous voulez que votre site inspire ?</text:span></text:p>
      <text:p text:style-name="P1">Fascination pour l’espace, tête dans les étoiles, faire rêver et classe.</text:p>
      <text:p text:style-name="P1"/>
      <text:p text:style-name="P1"><text:span text:style-name="T1">Quels sont vos trois sites préférés ?</text:span></text:p>
      <text:p text:style-name="P1">Ne sait pas mais y réfléchira.</text:p>
      <text:p text:style-name="P1"/>
      <text:p text:style-name="P1"><text:span text:style-name="T1">Est-ce que vous possédez un logo ?</text:span></text:p>
      <text:p text:style-name="P1">Non mais si c’est dans vos compétences …</text:p>
      <text:p text:style-name="P1"/>
      <text:p text:style-name="P1"><text:span text:style-name="T1">Souhaitez-vous afficher le logo de la NASA ?</text:span></text:p>
      <text:p text:style-name="P1">Oui pour citer les sources.</text:p>
      <text:p text:style-name="P1"/>
      <text:p text:style-name="P1"><text:span text:style-name="T1">Quel support ?</text:span></text:p>
      <text:p text:style-name="P1">Qu’est-ce vous entendez par support ?</text:p>
      <text:p text:style-name="P1"/>
      <text:p text:style-name="P1"><text:span text:style-name="T1">Tablette, téléphone mobile ?</text:span></text:p>
      <text:p text:style-name="P1">Oui et les tablettes, ça permettra de faire une démonstration de notre site dans les écoles.</text:p>
      <text:p text:style-name="P1"/>
      <text:p text:style-name="P1"><text:span text:style-name="T1">Avez-vous un moyen de partager votre site ?</text:span></text:p>
      <text:p text:style-name="P1">Un compte Facebook à relier au site internet</text:p>
      <text:p text:style-name="P1"/>
      <text:p text:style-name="P1"><text:span text:style-name="T1">Après avoir vu différents points concernant le design, maintenant concrètement quel est votre budget ?</text:span></text:p>
      <text:p text:style-name="P1">1000 euros et en attente de subventions de l’État.</text:p>
      <text:p text:style-name="P1"/>
      <text:p text:style-name="P1"><text:span text:style-name="T1">Souhaitez-vous qu’on s’occupe du référencement ?</text:span></text:p>
      <text:p text:style-name="P1">Oui c’est très important et c’est pour ça que le budget est conséquent.</text:p>
      <text:p text:style-name="P1"/>
      <text:p text:style-name="P1"><text:span text:style-name="T1">Quels sont vos disponibilités ?</text:span></text:p>
      <text:p text:style-name="P1">Les vendredis après-midi, pendant la permanence. Sinon par e-mail.</text:p>
      <text:p text:style-name="P1"/>
      <text:p text:style-name="P1"><text:span text:style-name="T1">Quels sont les moyens pour vous contacter ?</text:span></text:p>
      <text:p text:style-name="P1">Contacter par e-mail.</text:p>
      <text:p text:style-name="P1"><text:a xlink:type="simple" xlink:href="mailto:contact@wildastronaute.fr"><text:span text:style-name="T3">contact@wildastronaute.fr</text:span></text:a></text:p>
      <text:p text:style-name="P1"/>
      <text:p text:style-name="P1"><text:span text:style-name="T1">Êtes-vous intéressés par le fait qu’on vous présenter l’avancée du projet via une maquette que vous validez ?</text:span></text:p>
      <text:p text:style-name="P1">Oui, vous pourrez présenter plusieurs et on pourra choisir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1" meta:word-count="467" meta:character-count="2766" meta:non-whitespace-character-count="2365"/>
    <meta:generator>LibreOffice/4.2.8.2$Linux_X86_64 LibreOffice_project/420m0$Build-2</meta:generator>
  </office:meta>
</office:document-meta>
</file>